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5a6bd" draw:textarea-horizontal-align="justify" draw:textarea-vertical-align="middle" draw:auto-grow-height="false" fo:min-height="17.712cm" fo:min-width="17.462cm"/>
    </style:style>
    <style:style style:name="gr2" style:family="graphic" style:parent-style-name="standard">
      <style:graphic-properties svg:stroke-width="1.27cm" svg:stroke-color="#000000" draw:marker-start-width="2.105cm" draw:marker-end-width="2.105cm" svg:stroke-linecap="round" draw:textarea-vertical-align="middle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svg:stroke-linecap="round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-color="#d5a6b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2.7cm" svg:height="12.7cm" svg:x="6.35cm" svg:y="6.35cm" draw:kind="arc" draw:start-angle="30" draw:end-angle="0">
          <text:p/>
        </draw:circle>
        <draw:g>
          <draw:line draw:style-name="gr3" draw:text-style-name="P3" draw:layer="layout" svg:x1="18.56cm" svg:y1="10.072cm" svg:x2="19.001cm" svg:y2="7.571cm">
            <text:p/>
          </draw:line>
          <draw:line draw:style-name="gr3" draw:text-style-name="P3" draw:layer="layout" svg:x1="18.56cm" svg:y1="10.072cm" svg:x2="16.059cm" svg:y2="9.6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09:37:56.077829344</meta:creation-date>
    <dc:date>2019-06-16T10:26:01.615681104</dc:date>
    <meta:editing-duration>PT17M</meta:editing-duration>
    <meta:editing-cycles>7</meta:editing-cycles>
    <meta:generator>LibreOffice/6.0.7.3$Linux_X86_64 LibreOffice_project/00m0$Build-3</meta:generator>
    <meta:document-statistic meta:object-count="5"/>
  </office:meta>
</office:document-meta>
</file>